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0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="2.49pt solid #ffffff" style:rotation-angle="0"/>
    </style:style>
    <style:style style:name="ce15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order="2.49pt solid #ffffff"/>
    </style:style>
    <style:style style:name="ce21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3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2.49pt solid #ffffff" fo:background-color="#9900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4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9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#3399ff" fo:border="2.49pt solid #ffffff"/>
    </style:style>
    <style:style style:name="ce51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53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4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5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6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8" style:family="table-cell" style:parent-style-name="Default">
      <style:table-cell-properties fo:background-color="#cc0000"/>
    </style:style>
    <style:style style:name="ce59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5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661900"/>
    </style:style>
    <style:style style:name="ce69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3333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009933" fo:border="2.49pt solid #ffffff"/>
    </style:style>
    <style:style style:name="ce80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6666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9900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6" style:family="table-cell" style:parent-style-name="Default">
      <style:table-cell-properties fo:background-color="#99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8" style:family="table-cell" style:parent-style-name="Default">
      <style:table-cell-properties fo:background-color="#cc0000" style:rotation-angle="0"/>
    </style:style>
    <style:style style:name="ce89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0" style:family="table-cell" style:parent-style-name="Default">
      <style:table-cell-properties fo:background-color="#661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1" style:family="table-cell" style:parent-style-name="Default">
      <style:table-cell-properties fo:background-color="#661900" style:rotation-angle="0"/>
    </style:style>
    <style:style style:name="ce92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3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0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0"/>
          <table:table-cell table:style-name="ce66" office:value-type="string" calcext:value-type="string">
            <text:p>AD Length</text:p>
          </table:table-cell>
          <table:table-cell table:style-name="ce69" office:value-type="string" calcext:value-type="string">
            <text:p>AD Type</text:p>
          </table:table-cell>
          <table:table-cell table:style-name="ce62" office:value-type="string" calcext:value-type="string" table:number-columns-spanned="2" table:number-rows-spanned="1">
            <text:p>Service UUID</text:p>
          </table:table-cell>
          <table:covered-table-cell table:style-name="ce72"/>
          <table:table-cell table:style-name="ce38" office:value-type="string" calcext:value-type="string" table:number-columns-spanned="2" table:number-rows-spanned="1">
            <text:p>Handle</text:p>
          </table:table-cell>
          <table:covered-table-cell table:style-name="ce75"/>
          <table:table-cell table:style-name="ce25" office:value-type="string" calcext:value-type="string" table:number-columns-spanned="2" table:number-rows-spanned="1">
            <text:p>Version</text:p>
          </table:table-cell>
          <table:covered-table-cell table:style-name="ce82"/>
          <table:table-cell table:style-name="ce19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2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First current sample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Last current sample</text:p>
          </table:table-cell>
          <table:covered-table-cell table:style-name="ce36"/>
          <table:table-cell table:style-name="ce41" office:value-type="string" calcext:value-type="string" table:number-columns-spanned="2" table:number-rows-spanned="1">
            <text:p>First voltage sample</text:p>
          </table:table-cell>
          <table:covered-table-cell table:style-name="ce36"/>
          <table:table-cell table:style-name="ce51" office:value-type="string" calcext:value-type="string" table:number-columns-spanned="2" table:number-rows-spanned="1">
            <text:p>Last voltage sample</text:p>
          </table:table-cell>
          <table:covered-table-cell table:style-name="ce36"/>
          <table:table-cell table:style-name="ce59" office:value-type="string" calcext:value-type="string" table:number-columns-spanned="4" table:number-rows-spanned="1">
            <text:p><text:s text:c="2"/>First time stamp</text:p>
          </table:table-cell>
          <table:covered-table-cell table:style-name="ce60"/>
          <table:covered-table-cell table:style-name="ce61"/>
          <table:covered-table-cell table:style-name="ce18"/>
          <table:table-cell table:style-name="ce70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0"/>
          <table:table-cell table:style-name="ce76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79"/>
          <table:table-cell table:style-name="ce89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79"/>
          <table:covered-table-cell table:style-name="ce89"/>
          <table:covered-table-cell table:number-columns-repeated="5" table:style-name="ce20"/>
          <table:table-cell table:style-name="ce93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0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0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5" office:value-type="string" calcext:value-type="string">
            <text:p>RSSI</text:p>
          </table:table-cell>
          <table:table-cell table:style-name="ce52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0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5" office:value-type="string" calcext:value-type="string">
            <text:p>RSSI</text:p>
          </table:table-cell>
          <table:table-cell table:style-name="ce52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0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5" office:value-type="string" calcext:value-type="string">
            <text:p>RSSI</text:p>
          </table:table-cell>
          <table:table-cell table:style-name="ce52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1" office:value-type="string" calcext:value-type="string" table:number-columns-spanned="2" table:number-rows-spanned="1">
            <text:p>Etc</text:p>
          </table:table-cell>
          <table:covered-table-cell table:style-name="ce20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2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2" office:value-type="string" calcext:value-type="string">
            <text:p>RSSI threshold</text:p>
          </table:table-cell>
          <table:table-cell table:style-name="ce71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27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22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9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16"/>
          <table:table-cell table:style-name="ce46" office:value-type="string" calcext:value-type="string">
            <text:p>iBeacon Type</text:p>
          </table:table-cell>
          <table:table-cell table:style-name="ce53" office:value-type="string" calcext:value-type="string">
            <text:p>iBeacon Length</text:p>
          </table:table-cell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3" table:style-name="ce20"/>
          <table:covered-table-cell table:style-name="ce66" office:value-type="string" calcext:value-type="string">
            <text:p>AD Length</text:p>
          </table:covered-table-cell>
          <table:covered-table-cell table:style-name="ce69" office:value-type="string" calcext:value-type="string">
            <text:p>AD Type</text:p>
          </table:covered-table-cell>
          <table:covered-table-cell table:style-name="ce62" office:value-type="string" calcext:value-type="string">
            <text:p>Service UUID</text:p>
          </table:covered-table-cell>
          <table:covered-table-cell table:style-name="ce72"/>
          <table:table-cell table:style-name="ce74" office:value-type="string" calcext:value-type="string" table:number-columns-spanned="2" table:number-rows-spanned="1">
            <text:p>Major</text:p>
          </table:table-cell>
          <table:covered-table-cell table:style-name="ce77"/>
          <table:table-cell table:style-name="ce80" office:value-type="string" calcext:value-type="string" table:number-columns-spanned="2" table:number-rows-spanned="1">
            <text:p>Minor</text:p>
          </table:table-cell>
          <table:covered-table-cell table:style-name="ce83"/>
          <table:table-cell table:style-name="ce85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5" office:value-type="string" calcext:value-type="string">
            <text:p>0x01</text:p>
          </table:table-cell>
          <table:table-cell table:style-name="ce23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5" office:value-type="string" calcext:value-type="string">
            <text:p>0xFF</text:p>
          </table:table-cell>
          <table:table-cell table:style-name="ce37" office:value-type="string" calcext:value-type="string" table:number-columns-spanned="2" table:number-rows-spanned="1">
            <text:p>0x004C</text:p>
          </table:table-cell>
          <table:covered-table-cell table:style-name="ce43" office:value-type="string" calcext:value-type="string">
            <text:p>0x00</text:p>
          </table:covered-table-cell>
          <table:table-cell table:style-name="ce47" office:value-type="string" calcext:value-type="string">
            <text:p>0x02</text:p>
          </table:table-cell>
          <table:table-cell table:style-name="ce54" office:value-type="string" calcext:value-type="string">
            <text:p>0x15</text:p>
          </table:table-cell>
          <table:table-cell table:style-name="ce19" table:number-columns-spanned="8" table:number-rows-spanned="1"/>
          <table:covered-table-cell table:number-columns-repeated="3" table:style-name="ce20"/>
          <table:covered-table-cell table:style-name="ce66"/>
          <table:covered-table-cell table:style-name="ce69"/>
          <table:covered-table-cell table:style-name="ce62"/>
          <table:covered-table-cell table:style-name="ce72"/>
          <table:table-cell table:style-name="ce74" table:number-columns-spanned="2" table:number-rows-spanned="1"/>
          <table:covered-table-cell table:style-name="ce77"/>
          <table:table-cell table:style-name="ce80" table:number-columns-spanned="2" table:number-rows-spanned="1"/>
          <table:covered-table-cell table:style-name="ce83"/>
          <table:table-cell table:style-name="ce85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19" office:value-type="string" calcext:value-type="string" table:number-columns-spanned="8" table:number-rows-spanned="1">
            <text:p>Name</text:p>
          </table:table-cell>
          <table:covered-table-cell table:style-name="ce28" office:value-type="string" calcext:value-type="string">
            <text:p>AD Length</text:p>
          </table:covered-table-cell>
          <table:covered-table-cell table:style-name="ce32" office:value-type="string" calcext:value-type="string">
            <text:p>AD Type</text:p>
          </table:covered-table-cell>
          <table:covered-table-cell table:style-name="ce38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42" office:value-type="string" calcext:value-type="string">
            <text:p>Ibeacon</text:p>
            <text:p>Type</text:p>
          </table:covered-table-cell>
          <table:covered-table-cell table:style-name="ce55" office:value-type="string" calcext:value-type="string">
            <text:p>Ibeacon</text:p>
            <text:p>Length</text:p>
          </table:covered-table-cell>
          <table:covered-table-cell table:style-name="ce19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62" office:value-type="string" calcext:value-type="string" table:number-columns-spanned="2" table:number-rows-spanned="1">
            <text:p>Service UUID</text:p>
          </table:table-cell>
          <table:covered-table-cell table:style-name="ce66"/>
          <table:table-cell table:style-name="ce9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/>
          <table:table-cell table:style-name="ce12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2" office:value-type="string" calcext:value-type="string">
            <text:p>Major</text:p>
          </table:covered-table-cell>
          <table:table-cell table:style-name="ce34" office:value-type="string" calcext:value-type="string">
            <text:p>Switch State</text:p>
          </table:table-cell>
          <table:table-cell table:style-name="ce40" office:value-type="string" calcext:value-type="string">
            <text:p>Event Bitmask</text:p>
          </table:table-cell>
          <table:table-cell table:style-name="ce44" office:value-type="string" calcext:value-type="string" table:number-columns-spanned="2" table:number-rows-spanned="1">
            <text:p>Reserved</text:p>
          </table:table-cell>
          <table:covered-table-cell table:style-name="ce49" office:value-type="string" calcext:value-type="string">
            <text:p>TX Power</text:p>
          </table:covered-table-cell>
          <table:table-cell table:style-name="ce57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8"/>
          <table:table-cell table:style-name="ce64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8"/>
          <table:table-cell table:number-columns-repeated="33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5" office:value-type="string" calcext:value-type="string">
            <text:p>0x08</text:p>
          </table:table-cell>
          <table:table-cell table:style-name="ce24" table:number-columns-spanned="8" table:number-rows-spanned="1"/>
          <table:covered-table-cell table:style-name="ce29"/>
          <table:covered-table-cell table:style-name="ce33"/>
          <table:covered-table-cell table:style-name="ce39"/>
          <table:covered-table-cell table:style-name="ce5"/>
          <table:covered-table-cell table:style-name="ce48"/>
          <table:covered-table-cell table:style-name="ce56"/>
          <table:covered-table-cell table:style-name="ce24"/>
          <table:table-cell table:style-name="ce8" office:value-type="string" calcext:value-type="string">
            <text:p>0x13</text:p>
          </table:table-cell>
          <table:table-cell table:style-name="ce15" office:value-type="string" calcext:value-type="string">
            <text:p>0x16</text:p>
          </table:table-cell>
          <table:table-cell table:style-name="ce63" office:value-type="string" calcext:value-type="string" table:number-columns-spanned="2" table:number-rows-spanned="1">
            <text:p>0x5432</text:p>
          </table:table-cell>
          <table:covered-table-cell table:style-name="ce67"/>
          <table:table-cell table:style-name="ce37" table:number-columns-spanned="2" table:number-rows-spanned="1"/>
          <table:covered-table-cell table:style-name="ce43"/>
          <table:table-cell table:style-name="ce73" table:number-columns-spanned="2" table:number-rows-spanned="1"/>
          <table:covered-table-cell table:style-name="ce73"/>
          <table:table-cell table:style-name="ce78"/>
          <table:table-cell table:style-name="ce81"/>
          <table:table-cell table:style-name="ce84" table:number-columns-spanned="2" table:number-rows-spanned="1"/>
          <table:covered-table-cell table:style-name="ce86"/>
          <table:table-cell table:style-name="ce87" table:number-columns-spanned="4" table:number-rows-spanned="1"/>
          <table:covered-table-cell table:number-columns-repeated="3" table:style-name="ce88"/>
          <table:table-cell table:style-name="ce90" table:number-columns-spanned="4" table:number-rows-spanned="1"/>
          <table:covered-table-cell table:number-columns-repeated="3" table:style-name="ce91"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/>
          <table:table-cell table:style-name="ce12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2" office:value-type="string" calcext:value-type="string">
            <text:p>Major</text:p>
          </table:covered-table-cell>
          <table:table-cell table:style-name="ce34" office:value-type="string" calcext:value-type="string">
            <text:p>Switch State</text:p>
          </table:table-cell>
          <table:table-cell table:style-name="ce40" office:value-type="string" calcext:value-type="string">
            <text:p>Event Bitmask</text:p>
          </table:table-cell>
          <table:table-cell table:style-name="ce44" office:value-type="string" calcext:value-type="string" table:number-columns-spanned="2" table:number-rows-spanned="1">
            <text:p>Reserved</text:p>
          </table:table-cell>
          <table:covered-table-cell table:style-name="ce49" office:value-type="string" calcext:value-type="string">
            <text:p>TX Power</text:p>
          </table:covered-table-cell>
          <table:table-cell table:style-name="ce57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8"/>
          <table:table-cell table:style-name="ce64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8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0"/>
          <table:table-cell table:style-name="ce3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0"/>
          <table:table-cell table:style-name="ce3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0"/>
          <table:table-cell table:style-name="ce3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0"/>
          <table:table-cell table:style-name="ce35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8"/>
          <table:covered-table-cell table:style-name="ce10"/>
          <table:covered-table-cell table:style-name="ce5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Address</text:p>
          </table:table-cell>
          <table:covered-table-cell table:number-columns-repeated="5" table:style-name="ce18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0"/>
          <table:table-cell table:style-name="ce35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0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Major</text:p>
          </table:table-cell>
          <table:covered-table-cell table:style-name="ce17" office:value-type="string" calcext:value-type="string">
            <text:p>Reserved</text:p>
          </table:covered-table-cell>
          <table:table-cell table:style-name="ce25" office:value-type="string" calcext:value-type="string" table:number-columns-spanned="2" table:number-rows-spanned="1">
            <text:p>Minor</text:p>
          </table:table-cell>
          <table:covered-table-cell table:style-name="ce30"/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5" table:style-name="ce18"/>
          <table:covered-table-cell table:style-name="ce10"/>
          <table:covered-table-cell table:style-name="ce50"/>
          <table:table-cell table:style-name="ce65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19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19" office:value-type="string" calcext:value-type="string">
            <text:p>Data (1-16 bytes)</text:p>
          </table:covered-table-cell>
          <table:covered-table-cell/>
          <table:covered-table-cell table:number-columns-repeated="4" table:style-name="ce18"/>
          <table:table-cell table:style-name="ce18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19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18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0:52:39.60802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6-08T11:44:01.801102417</dc:date>
    <meta:editing-duration>PT9H56M1S</meta:editing-duration>
    <meta:editing-cycles>12</meta:editing-cycles>
    <meta:generator>LibreOffice/4.2.8.2$Linux_X86_64 LibreOffice_project/420m0$Build-2</meta:generator>
    <meta:document-statistic meta:table-count="2" meta:cell-count="384" meta:object-count="0"/>
  </office:meta>
</office:document-meta>
</file>